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77cc"/>
    </style:style>
    <style:style style:name="P2" style:family="paragraph" style:parent-style-name="Text_20_body">
      <style:text-properties officeooo:paragraph-rsid="001dabb1"/>
    </style:style>
    <style:style style:name="P3" style:family="paragraph" style:parent-style-name="Text_20_body">
      <style:text-properties fo:font-weight="bold" officeooo:rsid="001c77cc" style:font-weight-asian="bold" style:font-weight-complex="bold"/>
    </style:style>
    <style:style style:name="P4" style:family="paragraph" style:parent-style-name="Text_20_body">
      <style:text-properties fo:font-weight="bold" officeooo:rsid="001dabb1" officeooo:paragraph-rsid="001dabb1" style:font-weight-asian="bold" style:font-weight-complex="bold"/>
    </style:style>
    <style:style style:name="P5" style:family="paragraph" style:parent-style-name="Text_20_body">
      <style:text-properties fo:language="en" fo:country="US" officeooo:rsid="001dabb1" officeooo:paragraph-rsid="001dabb1"/>
    </style:style>
    <style:style style:name="P6" style:family="paragraph" style:parent-style-name="Text_20_body">
      <style:text-properties officeooo:rsid="002cca4b" officeooo:paragraph-rsid="002cca4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92964" officeooo:paragraph-rsid="001f5c75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f5c75" officeooo:paragraph-rsid="001f5c75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f5c75" officeooo:paragraph-rsid="0024210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0eeb3" officeooo:paragraph-rsid="0020eeb3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officeooo:rsid="0024210c" officeooo:paragraph-rsid="0024210c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dabb1" officeooo:paragraph-rsid="001f5c75"/>
    </style:style>
    <style:style style:name="P13" style:family="paragraph" style:parent-style-name="Source_20_Code">
      <style:text-properties officeooo:paragraph-rsid="001c77cc"/>
    </style:style>
    <style:style style:name="P14" style:family="paragraph" style:parent-style-name="Source_20_Code">
      <style:text-properties officeooo:rsid="001c77cc" officeooo:paragraph-rsid="001c77cc"/>
    </style:style>
    <style:style style:name="P15" style:family="paragraph" style:parent-style-name="Source_20_Code">
      <style:text-properties fo:language="en" fo:country="US" officeooo:rsid="001c77cc" officeooo:paragraph-rsid="001c77cc"/>
    </style:style>
    <style:style style:name="P16" style:family="paragraph" style:parent-style-name="Source_20_Code">
      <style:text-properties fo:language="en" fo:country="US" officeooo:rsid="001c77cc" officeooo:paragraph-rsid="001dabb1"/>
    </style:style>
    <style:style style:name="P17" style:family="paragraph" style:parent-style-name="Source_20_Code">
      <style:text-properties fo:language="en" fo:country="US" officeooo:rsid="001dabb1"/>
    </style:style>
    <style:style style:name="P18" style:family="paragraph" style:parent-style-name="Source_20_Code">
      <style:text-properties fo:language="en" fo:country="US" officeooo:rsid="001dabb1" officeooo:paragraph-rsid="001dabb1"/>
    </style:style>
    <style:style style:name="P19" style:family="paragraph" style:parent-style-name="Source_20_Code">
      <style:text-properties officeooo:rsid="001dabb1"/>
    </style:style>
    <style:style style:name="P20" style:family="paragraph" style:parent-style-name="Source_20_Code">
      <style:text-properties officeooo:rsid="001f5c75"/>
    </style:style>
    <style:style style:name="P21" style:family="paragraph" style:parent-style-name="Source_20_Code">
      <style:text-properties officeooo:rsid="0020eeb3"/>
    </style:style>
    <style:style style:name="P22" style:family="paragraph" style:parent-style-name="Source_20_Code">
      <style:text-properties officeooo:rsid="0020eeb3" officeooo:paragraph-rsid="00225e20"/>
    </style:style>
    <style:style style:name="P23" style:family="paragraph" style:parent-style-name="Source_20_Code">
      <style:text-properties officeooo:rsid="0024210c"/>
    </style:style>
    <style:style style:name="P24" style:family="paragraph" style:parent-style-name="Source_20_Code">
      <style:text-properties officeooo:rsid="00265cae" officeooo:paragraph-rsid="00265cae"/>
    </style:style>
    <style:style style:name="P25" style:family="paragraph" style:parent-style-name="Source_20_Code">
      <style:text-properties officeooo:rsid="002672a6" officeooo:paragraph-rsid="002672a6"/>
    </style:style>
    <style:style style:name="P26" style:family="paragraph" style:parent-style-name="Source_20_Code">
      <style:text-properties officeooo:rsid="002672a6" officeooo:paragraph-rsid="00277059"/>
    </style:style>
    <style:style style:name="P27" style:family="paragraph" style:parent-style-name="Source_20_Code">
      <style:text-properties officeooo:rsid="002672a6" officeooo:paragraph-rsid="002618c8"/>
    </style:style>
    <style:style style:name="P28" style:family="paragraph" style:parent-style-name="Source_20_Code">
      <style:text-properties officeooo:rsid="00277059" officeooo:paragraph-rsid="00277059"/>
    </style:style>
    <style:style style:name="P29" style:family="paragraph" style:parent-style-name="Source_20_Code">
      <style:text-properties officeooo:rsid="00289888" officeooo:paragraph-rsid="00289888"/>
    </style:style>
    <style:style style:name="P30" style:family="paragraph" style:parent-style-name="Source_20_Code">
      <style:text-properties officeooo:rsid="002f96d3" officeooo:paragraph-rsid="002f96d3"/>
    </style:style>
    <style:style style:name="P31" style:family="paragraph" style:parent-style-name="Source_20_Code">
      <style:text-properties officeooo:rsid="002f96d3" officeooo:paragraph-rsid="003017a8"/>
    </style:style>
    <style:style style:name="P32" style:family="paragraph" style:parent-style-name="Standard">
      <style:text-properties officeooo:rsid="0024210c" officeooo:paragraph-rsid="0024210c"/>
    </style:style>
    <style:style style:name="P33" style:family="paragraph" style:parent-style-name="Heading_20_1">
      <style:text-properties officeooo:rsid="00116547"/>
    </style:style>
    <style:style style:name="P34" style:family="paragraph" style:parent-style-name="Heading_20_2">
      <style:text-properties officeooo:rsid="001c77cc" officeooo:paragraph-rsid="001c77cc"/>
    </style:style>
    <style:style style:name="P35" style:family="paragraph" style:parent-style-name="Heading_20_2">
      <style:text-properties officeooo:rsid="001253dd"/>
    </style:style>
    <style:style style:name="P36" style:family="paragraph" style:parent-style-name="Heading_20_2">
      <style:text-properties fo:language="en" fo:country="US" officeooo:rsid="001dabb1"/>
    </style:style>
    <style:style style:name="P37" style:family="paragraph" style:parent-style-name="Heading_20_2">
      <style:text-properties officeooo:rsid="001dabb1"/>
    </style:style>
    <style:style style:name="P38" style:family="paragraph" style:parent-style-name="Heading_20_2">
      <style:text-properties officeooo:paragraph-rsid="002cca4b"/>
    </style:style>
    <style:style style:name="P39" style:family="paragraph" style:parent-style-name="Source_20_Code">
      <style:text-properties officeooo:rsid="0024210c"/>
    </style:style>
    <style:style style:name="P40" style:family="paragraph" style:parent-style-name="Source_20_Code">
      <style:text-properties officeooo:rsid="00302983" officeooo:paragraph-rsid="00302983"/>
    </style:style>
    <style:style style:name="T1" style:family="text">
      <style:text-properties fo:language="en" fo:country="US" officeooo:rsid="001c77cc"/>
    </style:style>
    <style:style style:name="T2" style:family="text">
      <style:text-properties fo:language="en" fo:country="US" officeooo:rsid="001dabb1"/>
    </style:style>
    <style:style style:name="T3" style:family="text">
      <style:text-properties officeooo:rsid="001c77cc"/>
    </style:style>
    <style:style style:name="T4" style:family="text">
      <style:text-properties officeooo:rsid="001f5c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5c75" style:font-weight-asian="bold" style:font-weight-complex="bold"/>
    </style:style>
    <style:style style:name="T7" style:family="text">
      <style:text-properties fo:font-weight="bold" officeooo:rsid="0024210c" style:font-weight-asian="bold" style:font-weight-complex="bold"/>
    </style:style>
    <style:style style:name="T8" style:family="text">
      <style:text-properties fo:font-weight="normal" officeooo:rsid="001f5c75" style:font-weight-asian="normal" style:font-weight-complex="normal"/>
    </style:style>
    <style:style style:name="T9" style:family="text">
      <style:text-properties officeooo:rsid="0024210c"/>
    </style:style>
    <style:style style:name="T10" style:family="text">
      <style:text-properties officeooo:rsid="002672a6"/>
    </style:style>
    <style:style style:name="T11" style:family="text">
      <style:text-properties officeooo:rsid="00277059"/>
    </style:style>
    <style:style style:name="T12" style:family="text">
      <style:text-properties officeooo:rsid="002cca4b"/>
    </style:style>
    <style:style style:name="T13" style:family="text">
      <style:text-properties officeooo:rsid="00301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3">Nodes</text:span> installation</text:h>
      <text:h text:style-name="P34" text:outline-level="2">Install virtualization environment</text:h>
      <text:p text:style-name="P13"># <text:span text:style-name="T3">sudo apt-get install kvm</text:span></text:p>
      <text:p text:style-name="P14"/>
      <text:p text:style-name="P1"><text:span text:style-name="T1">Note: CPU virtualization flags are very desirable. Check whether your CPU supports kvm virtualization with (</text:span><text:a xlink:type="simple" xlink:href="http://www.linux-kvm.org/page/Processor_support"><text:span text:style-name="T3">http://www.linux-kvm.org/page/Processor_support</text:span></text:a><text:span text:style-name="T3">)</text:span><text:span text:style-name="T1">:</text:span></text:p>
      <text:p text:style-name="P3">- AMD</text:p>
      <text:p text:style-name="P15"># grep svm /proc/cpuinfo</text:p>
      <text:p text:style-name="P3">- Intel</text:p>
      <text:p text:style-name="P15"># grep vmx /proc/cpuinfo</text:p>
      <text:h text:style-name="P35" text:outline-level="2">Install libvirt</text:h>
      <text:p text:style-name="P18"># sudo apt-get install libvirt-bin</text:p>
      <text:p text:style-name="P18"># sudo apt-get install python-libvirt</text:p>
      <text:p text:style-name="P16"/>
      <text:p text:style-name="P2"><text:span text:style-name="T1">Note: </text:span><text:span text:style-name="T2">This assumes libvirt versions for your Linux distributions will be as recent as 1.0 or newer. Otherwise, you may want to check </text:span><text:a xlink:type="simple" xlink:href="http://libvirt.org/compiling.html">http://libvirt.org/compiling.html</text:a><text:span text:style-name="T2"> to compile it from the latest source.</text:span></text:p>
      <text:h text:style-name="P36" text:outline-level="2">Install virt-manager (optional)</text:h>
      <text:p text:style-name="P5">Only if you want to access local VMs through a graphical interface</text:p>
      <text:p text:style-name="P17"># sudo apt-get install virt-manager</text:p>
      <text:h text:style-name="P37" text:outline-level="2">Configurations for remote access</text:h>
      <text:p text:style-name="P4">- For unencrypted TCP access:</text:p>
      <text:p text:style-name="P12">Edit your libvirt host configuration (/etc/libvirt/libvirtd.conf) for remote access add/uncomment the line:</text:p>
      <text:p text:style-name="P19">listen_tcp = 1 </text:p>
      <text:p text:style-name="P19"/>
      <text:p text:style-name="P7"><text:span text:style-name="T4">Pass -l in the defaults of the startup script </text:span><text:span text:style-name="T6">/etc/default/libvirt-bin</text:span><text:span text:style-name="T8">:</text:span></text:p>
      <text:p text:style-name="P20">libvirtd_opts="-d -l"</text:p>
      <text:p text:style-name="P8"/>
      <text:p text:style-name="P10">Restart the service:</text:p>
      <text:p text:style-name="P22"># service libvirt-bin stop</text:p>
      <text:p text:style-name="P22"># service libvirt-bin start</text:p>
      <text:p text:style-name="P21"/>
      <text:p text:style-name="P7"><text:span text:style-name="T4">Note: If you prefer encrypted stuff you can try working with </text:span><text:span text:style-name="T6">tls</text:span><text:span text:style-name="T4">, creating certificates for all hosts, and so on. I will not explain that here though, but there are some scripts in the project scripts folder. There is a how to at </text:span><text:a xlink:type="simple" xlink:href="http://libvirt.org/remote.html"><text:span text:style-name="T4">http://libvirt.org/remote.html</text:span></text:a><text:span text:style-name="T4">.</text:span></text:p>
      <text:p text:style-name="P11">- SSH certificates:</text:p>
      <text:p text:style-name="P9"><text:span text:style-name="T9">Copy the public ssh key of aurora platform user to the remote host user. </text:span><text:span text:style-name="T7">Run this at the platform host.</text:span></text:p>
      <text:p text:style-name="P24"><text:soft-page-break/># sudo mkdir /var/www/.ssh</text:p>
      <text:p text:style-name="P28"># sudo chown <text:span text:style-name="T10">www-data.www-data /var/www/.ssh</text:span></text:p>
      <text:p text:style-name="P26"># sudo chmod 700 /var/www/.ssh</text:p>
      <text:p text:style-name="P25"># sudo su - www-data</text:p>
      <text:p text:style-name="P26"><text:span text:style-name="T11">$</text:span> ssh-keygen -t rsa</text:p>
      <text:p text:style-name="P27">$ ssh-copy-id -i /var/www/.ssh/id_rsa.pub USER@NODE</text:p>
      <text:p text:style-name="P29">$ Ctrl+d</text:p>
      <text:p text:style-name="P32"/>
      <text:p text:style-name="Text_20_body"><text:span text:style-name="T9">Then login to the node host and copy the ~/.ssh/authorized_keys file from the user's home to the root directory. </text:span><text:span text:style-name="T7">Run this at the platform node.</text:span></text:p>
      <text:p text:style-name="P23"># sudo mkdir /root/.ssh</text:p>
      <text:p text:style-name="P23"># sudo chmod 700 /root/.ssh</text:p>
      <text:p text:style-name="P23"># sudo cp ~/.ssh/authorized_keys /root/.ssh/</text:p>
      <text:h text:style-name="P38" text:outline-level="2">Install Open vSwitch</text:h>
      <text:p text:style-name="Text_20_body"><text:span text:style-name="T12">This is meant to support </text:span>Virtual Routers</text:p>
      <text:p text:style-name="Source_20_Code"># sudo apt-get install openvswitch-switch</text:p>
      <text:p text:style-name="P6"/>
      <text:p text:style-name="Source_20_Code"># sudo ovsdb-tool create /etc/openvswitch/aurora.db</text:p>
      <text:p text:style-name="Source_20_Code"># sudo ovsdb-server /etc/openvswitch/aurora.db --remote=ptcp:8888 --<text:span text:style-name="T13">detach</text:span></text:p>
      <text:p text:style-name="P30"># sudo ovs-vsctl --db=tcp:127.0.0.1:8888 --no-wait init</text:p>
      <text:p text:style-name="P31"># sudo ovs-vswitchd tcp:127.0.0.1:8888 --<text:span text:style-name="T13">detach</text:span></text:p>
      <text:p text:style-name="P40"># sudo ovs-vsctl add-br virbr1</text:p>
      <text:p text:style-name="P40"># sudo ovs-vsctl set-controller virbr1 tcp:127.0.0.1</text:p>
      <text:h text:style-name="Heading_20_2" text:outline-level="2">Copy ifup script</text:h>
      <text:p text:style-name="P6">This script allows virtual machines to have <text:span text:style-name="T5">ethernet</text:span> interfaces</text:p>
      <text:p text:style-name="Source_20_Code"># sudo cp ~/Aurora/extras/qemu-ifup-aurora /etc/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762cm" fo:margin-right="0cm" fo:text-indent="0cm" style:auto-text-indent="false">
        <style:tab-stops/>
      </style:paragraph-properties>
      <style:text-properties style:font-name="Courier New" fo:language="en" fo:country="US" officeooo:rsid="000bb950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3-09-11T16:29:16.476000000</dc:date>
    <meta:editing-duration>PT15H19M48S</meta:editing-duration>
    <meta:editing-cycles>16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50" meta:word-count="354" meta:character-count="2420" meta:non-whitespace-character-count="2120"/>
  </office:meta>
</office:document-meta>
</file>